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3.124cm"/>
    </style:style>
    <style:style style:name="Tabla1.C" style:family="table-column">
      <style:table-column-properties style:column-width="1.845cm"/>
    </style:style>
    <style:style style:name="Tabla1.D" style:family="table-column">
      <style:table-column-properties style:column-width="2.459cm"/>
    </style:style>
    <style:style style:name="Tabla1.E" style:family="table-column">
      <style:table-column-properties style:column-width="1.693cm"/>
    </style:style>
    <style:style style:name="Tabla1.F" style:family="table-column">
      <style:table-column-properties style:column-width="2.999cm"/>
    </style:style>
    <style:style style:name="Tabla1.G" style:family="table-column">
      <style:table-column-properties style:column-width="2.783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999cm" table:align="left"/>
    </style:style>
    <style:style style:name="Tabla2.A" style:family="table-column">
      <style:table-column-properties style:column-width="5.607cm"/>
    </style:style>
    <style:style style:name="Tabla2.B" style:family="table-column">
      <style:table-column-properties style:column-width="1.203cm"/>
    </style:style>
    <style:style style:name="Tabla2.C" style:family="table-column">
      <style:table-column-properties style:column-width="1.549cm"/>
    </style:style>
    <style:style style:name="Tabla2.D" style:family="table-column">
      <style:table-column-properties style:column-width="6.53cm"/>
    </style:style>
    <style:style style:name="Tabla2.E" style:family="table-column">
      <style:table-column-properties style:column-width="2.11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8pt" style:font-size-asian="18pt" style:font-size-complex="18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Heading">
      <style:text-properties fo:font-size="10pt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P1" text:outline-level="1" text:is-list-header="true">Locaciones<text:line-break/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header-rows>
            <table:table-row>
              <table:table-cell table:style-name="Tabla1.A1" office:value-type="string">
                <text:p text:style-name="P3"><text:bookmark text:name="sf_admin_list_th_nombre"/>Nombre</text:p>
              </table:table-cell>
              <table:table-cell table:style-name="Tabla1.A1" office:value-type="string">
                <text:p text:style-name="P3"><text:bookmark text:name="sf_admin_list_th_nro_documentot"/>Descripcion</text:p>
              </table:table-cell>
              <table:table-cell table:style-name="Tabla1.A1" office:value-type="string">
                <text:p text:style-name="P3"><text:bookmark text:name="sf_admin_list_th_Sexo"/>Direccion</text:p>
              </table:table-cell>
              <table:table-cell table:style-name="Tabla1.A1" office:value-type="string">
                <text:p text:style-name="P3"><text:bookmark text:name="sf_admin_list_th_provincia"/>Ciudad</text:p>
              </table:table-cell>
              <table:table-cell table:style-name="Tabla1.A1" office:value-type="string">
                <text:p text:style-name="P3"><text:bookmark text:name="sf_admin_list_th_ciudad"/>cp</text:p>
              </table:table-cell>
              <table:table-cell table:style-name="Tabla1.A1" office:value-type="string">
                <text:p text:style-name="P3"><text:bookmark text:name="sf_admin_list_th_provincia1"/><text:bookmark text:name="sf_admin_list_th_provincia2"/>tel</text:p>
              </table:table-cell>
              <table:table-cell table:style-name="Tabla1.A1" office:value-type="string">
                <text:p text:style-name="P3">fax</text:p>
              </table:table-cell>
            </table:table-row>
          </table:table-header-rows>
          <table:table-row>
            <table:table-cell table:style-name="Tabla1.A1" office:value-type="string">
              <text:p text:style-name="P2">[locacion.Nombre;block=table:table-row]</text:p>
            </table:table-cell>
            <table:table-cell table:style-name="Tabla1.A1" office:value-type="string">
              <text:p text:style-name="P2">[locacion.Descripcion]</text:p>
            </table:table-cell>
            <table:table-cell table:style-name="Tabla1.A1" office:value-type="string">
              <text:p text:style-name="P2">[locacion.Direccion]</text:p>
            </table:table-cell>
            <table:table-cell table:style-name="Tabla1.A1" office:value-type="string">
              <text:p text:style-name="P2">[locacion.Ciudad]</text:p>
            </table:table-cell>
            <table:table-cell table:style-name="Tabla1.A1" office:value-type="string">
              <text:p text:style-name="P2">[locacion.CodigoPostal]</text:p>
            </table:table-cell>
            <table:table-cell table:style-name="Tabla1.A1" office:value-type="string">
              <text:p text:style-name="P2">[locacion.Telefono]</text:p>
            </table:table-cell>
            <table:table-cell table:style-name="Tabla1.A1" office:value-type="string">
              <text:p text:style-name="P2">[locacion.Fax]</text:p>
            </table:table-cell>
          </table:table-row>
        </table:table>
      </text:section>
      <text:p text:style-name="Standard"/>
      <text:p text:style-name="Standard"/>
      <text:h text:style-name="P1" text:outline-level="1" text:is-list-header="true">Espacios<text:line-break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>
            <table:table-cell table:style-name="Tabla2.A1" office:value-type="string">
              <text:p text:style-name="P3"><text:bookmark text:name="sf_admin_list_th_nombre1"/>Nombre</text:p>
            </table:table-cell>
            <table:table-cell table:style-name="Tabla2.A1" office:value-type="string">
              <text:p text:style-name="P3">capacidad</text:p>
            </table:table-cell>
            <table:table-cell table:style-name="Tabla2.A1" office:value-type="string">
              <text:p text:style-name="P3">m2</text:p>
            </table:table-cell>
            <table:table-cell table:style-name="Tabla2.A1" office:value-type="string">
              <text:p text:style-name="P3">desc</text:p>
            </table:table-cell>
            <table:table-cell table:style-name="Tabla2.A1" office:value-type="string">
              <text:p text:style-name="P3"><text:bookmark text:name="sf_admin_list_th_ciudad1"/>estado</text:p>
            </table:table-cell>
          </table:table-row>
        </table:table-header-rows>
        <table:table-row>
          <table:table-cell table:style-name="Tabla2.A1" office:value-type="string">
            <text:p text:style-name="P2">[espacio.Nombre;block=table:table-row]</text:p>
          </table:table-cell>
          <table:table-cell table:style-name="Tabla2.A1" office:value-type="string">
            <text:p text:style-name="P2">[espacio.Capacidad]</text:p>
          </table:table-cell>
          <table:table-cell table:style-name="Tabla2.A1" office:value-type="string">
            <text:p text:style-name="P2">[espacio.M2]</text:p>
          </table:table-cell>
          <table:table-cell table:style-name="Tabla2.A1" office:value-type="string">
            <text:p text:style-name="P2">[espacio.Descripcion]</text:p>
          </table:table-cell>
          <table:table-cell table:style-name="Tabla2.A1" office:value-type="string">
            <text:p text:style-name="P2">[espacio.Estado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31T12:00:38</meta:creation-date>
    <dc:date>2007-12-19T12:44:44</dc:date>
    <dc:language>es-AR</dc:language>
    <meta:editing-cycles>24</meta:editing-cycles>
    <meta:editing-duration>PT2H7M5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6" meta:word-count="34" meta:character-count="347"/>
  </office:meta>
</office:document-meta>
</file>